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achana" svg:font-family="Rachana" style:font-pitch="variable"/>
    <style:font-face style:name="aakar" svg:font-family="aakar" style:font-pitch="variable"/>
  </office:font-face-decls>
  <office:automatic-styles>
    <style:style style:name="P1" style:family="paragraph" style:parent-style-name="Standard">
      <style:text-properties style:font-name="aakar" officeooo:rsid="000cb86c" officeooo:paragraph-rsid="000cb86c"/>
    </style:style>
    <style:style style:name="P2" style:family="paragraph" style:parent-style-name="Standard">
      <style:text-properties style:font-name="aakar" officeooo:rsid="000d0e0e" officeooo:paragraph-rsid="000d0e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relationship between the ENSO and extreme rainfall events in Southern Africa</text:p>
      <text:p text:style-name="P1"/>
      <text:p text:style-name="P1">Introduction – Overview of ENSO role in Southern African climate</text:p>
      <text:p text:style-name="P1"/>
      <text:p text:style-name="P1">- ENS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achana" svg:font-family="Rachana" style:font-pitch="variable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6T11:22:30.489083376</meta:creation-date>
    <dc:date>2024-07-16T11:26:34.301610106</dc:date>
    <meta:editing-duration>PT4M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" meta:word-count="23" meta:character-count="150" meta:non-whitespace-character-count="129"/>
  </office:meta>
</office:document-meta>
</file>